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paragraph-rsid="001acc65"/>
    </style:style>
    <style:style style:name="P2" style:family="paragraph" style:parent-style-name="Standard">
      <style:text-properties style:font-name="Arial" officeooo:rsid="001acc65" officeooo:paragraph-rsid="001acc65"/>
    </style:style>
    <style:style style:name="P3" style:family="paragraph" style:parent-style-name="Standard">
      <style:text-properties style:font-name="Arial" officeooo:rsid="001ccc13" officeooo:paragraph-rsid="001ccc13"/>
    </style:style>
    <style:style style:name="P4" style:family="paragraph" style:parent-style-name="Standard">
      <style:text-properties style:font-name="Arial" officeooo:paragraph-rsid="001ccc13"/>
    </style:style>
    <style:style style:name="P5" style:family="paragraph" style:parent-style-name="Table_20_Contents">
      <style:text-properties style:font-name="Arial" officeooo:rsid="001ccc13" officeooo:paragraph-rsid="001ccc13"/>
    </style:style>
    <style:style style:name="P6" style:family="paragraph" style:parent-style-name="Table_20_Contents">
      <style:text-properties style:font-name="Arial" officeooo:rsid="001e4ad2" officeooo:paragraph-rsid="001e4ad2"/>
    </style:style>
    <style:style style:name="T1" style:family="text">
      <style:text-properties officeooo:rsid="001acc65"/>
    </style:style>
    <style:style style:name="T2" style:family="text">
      <style:text-properties officeooo:rsid="001ccc13"/>
    </style:style>
    <style:style style:name="T3" style:family="text">
      <style:text-properties officeooo:rsid="001e4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P1">1.1 Propósito</text:p>
      <text:p text:style-name="P1">El presente documento tiene como propósito definir las especificaciones funcionales, no funcionales y del sistema para la implementación de un <text:span text:style-name="T1">juego online.</text:span> <text:span text:style-name="T1">Esta aplicación podrá ser utilizada por todos aquellos usuarios que deseen, simplemente creando su cuenta.</text:span></text:p>
      <text:p text:style-name="P1"/>
      <text:p text:style-name="P1">1.2 Alcance Diseño, Desarrollo e Implementación del <text:span text:style-name="T1">juego Cuatro en Línea.</text:span></text:p>
      <text:p text:style-name="P1"><text:span text:style-name="T1">Cuatro en línea</text:span> será una aplicación basada en JAVA que funcionará en un entorno <text:span text:style-name="T1">web.</text:span></text:p>
      <text:p text:style-name="P1">Ésta aplicación dará apoyo a los siguientes procesos:</text:p>
      <text:p text:style-name="P4"><text:span text:style-name="T2">*Como usuario quiero crear mi cuenta.</text:span></text:p>
      <text:p text:style-name="P4"><text:span text:style-name="T2">*</text:span>Como un invitado quiero dar mi nombre así puedo jugar. </text:p>
      <text:p text:style-name="P4">*Como usuario quiero crear una nueva partida.</text:p>
      <text:p text:style-name="P4">*Como jugador cuando coloco una ficha quiero saber si gane.</text:p>
      <text:p text:style-name="P4">*Como jugador quiero poder ver el tablero de mi partida corriente.</text:p>
      <text:p text:style-name="P4">*Como usuario registrado quiero ver el historial de mis jugadas. </text:p>
      <text:p text:style-name="P4">*Como usuario registrado quiero ver mi ranking.</text:p>
      <text:p text:style-name="P4">*Como usuario quiero ver contrincantes de ranking similar para poder desafiarlos.</text:p>
      <text:p text:style-name="P4"/>
      <text:p text:style-name="P3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mbre</text:p>
          </table:table-cell>
          <table:table-cell table:style-name="Table1.B1" office:value-type="string">
            <text:p text:style-name="P5">Agustin <text:span text:style-name="T3">Martinez</text:span></text:p>
          </table:table-cell>
        </table:table-row>
        <table:table-row>
          <table:table-cell table:style-name="Table1.A2" office:value-type="string">
            <text:p text:style-name="P5">Rol</text:p>
          </table:table-cell>
          <table:table-cell table:style-name="Table1.B2" office:value-type="string">
            <text:p text:style-name="P6">Programador</text:p>
          </table:table-cell>
        </table:table-row>
        <table:table-row>
          <table:table-cell table:style-name="Table1.A2" office:value-type="string">
            <text:p text:style-name="P5">Categoria Profesional</text:p>
          </table:table-cell>
          <table:table-cell table:style-name="Table1.B2" office:value-type="string">
            <text:p text:style-name="P6">Estudiante</text:p>
          </table:table-cell>
        </table:table-row>
        <table:table-row>
          <table:table-cell table:style-name="Table1.A2" office:value-type="string">
            <text:p text:style-name="P5">Responsabilidades</text:p>
          </table:table-cell>
          <table:table-cell table:style-name="Table1.B2" office:value-type="string">
            <text:p text:style-name="P6">Codificar la aplicació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bre</text:p>
          </table:table-cell>
          <table:table-cell table:style-name="Table2.B1" office:value-type="string">
            <text:p text:style-name="P6">Passalacqua Santiago</text:p>
          </table:table-cell>
        </table:table-row>
        <table:table-row>
          <table:table-cell table:style-name="Table2.A2" office:value-type="string">
            <text:p text:style-name="P6">Rol</text:p>
          </table:table-cell>
          <table:table-cell table:style-name="Table2.B2" office:value-type="string">
            <text:p text:style-name="P6">Programador</text:p>
          </table:table-cell>
        </table:table-row>
        <table:table-row>
          <table:table-cell table:style-name="Table2.A2" office:value-type="string">
            <text:p text:style-name="P6">Categoria Profesional</text:p>
          </table:table-cell>
          <table:table-cell table:style-name="Table2.B2" office:value-type="string">
            <text:p text:style-name="P6">Estudiante</text:p>
          </table:table-cell>
        </table:table-row>
        <table:table-row>
          <table:table-cell table:style-name="Table2.A2" office:value-type="string">
            <text:p text:style-name="P6">Responsabilidades</text:p>
          </table:table-cell>
          <table:table-cell table:style-name="Table2.B2" office:value-type="string">
            <text:p text:style-name="P6">Codificar la aplicació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ombre</text:p>
          </table:table-cell>
          <table:table-cell table:style-name="Table3.B1" office:value-type="string">
            <text:p text:style-name="P6">Camila Calcagno</text:p>
          </table:table-cell>
        </table:table-row>
        <table:table-row>
          <table:table-cell table:style-name="Table3.A2" office:value-type="string">
            <text:p text:style-name="P6">Rol</text:p>
          </table:table-cell>
          <table:table-cell table:style-name="Table3.B2" office:value-type="string">
            <text:p text:style-name="P6">Programador</text:p>
          </table:table-cell>
        </table:table-row>
        <table:table-row>
          <table:table-cell table:style-name="Table3.A2" office:value-type="string">
            <text:p text:style-name="P6">Categoria Profesional</text:p>
          </table:table-cell>
          <table:table-cell table:style-name="Table3.B2" office:value-type="string">
            <text:p text:style-name="P6">Estudiante</text:p>
          </table:table-cell>
        </table:table-row>
        <table:table-row>
          <table:table-cell table:style-name="Table3.A2" office:value-type="string">
            <text:p text:style-name="P6">Responsabilidades</text:p>
          </table:table-cell>
          <table:table-cell table:style-name="Table3.B2" office:value-type="string">
            <text:p text:style-name="P6">Codificar la aplicació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6:20:20.831893038</meta:creation-date>
    <dc:date>2015-04-13T16:58:37.610040162</dc:date>
    <meta:editing-duration>PT7M31S</meta:editing-duration>
    <meta:editing-cycles>1</meta:editing-cycles>
    <meta:generator>LibreOffice/4.2.7.2$Linux_x86 LibreOffice_project/420m0$Build-2</meta:generator>
    <meta:document-statistic meta:table-count="3" meta:image-count="0" meta:object-count="0" meta:page-count="1" meta:paragraph-count="39" meta:word-count="185" meta:character-count="1303" meta:non-whitespace-character-count="1155"/>
  </office:meta>
</office:document-meta>
</file>